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20pt" officeooo:paragraph-rsid="0018908a" style:font-size-asian="17.5pt" style:font-size-complex="20pt"/>
    </style:style>
    <style:style style:name="P2" style:family="paragraph" style:parent-style-name="Standard">
      <style:text-properties style:font-name="Liberation Sans" fo:font-size="12pt" officeooo:paragraph-rsid="0016cc7a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officeooo:paragraph-rsid="0016cc7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officeooo:rsid="0018908a" officeooo:paragraph-rsid="0018908a" style:font-size-asian="17.5pt" style:font-size-complex="20pt"/>
    </style:style>
    <style:style style:name="P5" style:family="paragraph" style:parent-style-name="Standard">
      <style:text-properties style:font-name="Liberation Sans" fo:font-size="10pt" officeooo:rsid="0016cc7a" officeooo:paragraph-rsid="0016cc7a" style:font-size-asian="10pt" style:font-size-complex="10pt"/>
    </style:style>
    <style:style style:name="P6" style:family="paragraph" style:parent-style-name="Standard">
      <style:text-properties style:font-name="Liberation Sans" fo:font-size="14pt" officeooo:rsid="0018908a" officeooo:paragraph-rsid="0018908a" style:font-size-asian="14pt" style:font-size-complex="14pt"/>
    </style:style>
    <style:style style:name="P7" style:family="paragraph" style:parent-style-name="Standard">
      <style:text-properties style:font-name="Liberation Sans" fo:font-size="14pt" officeooo:paragraph-rsid="0016cc7a" style:font-size-asian="14pt" style:font-size-complex="14pt"/>
    </style:style>
    <style:style style:name="P8" style:family="paragraph" style:parent-style-name="Standard">
      <style:text-properties style:font-name="Liberation Sans" fo:font-size="14pt" fo:font-weight="normal" officeooo:paragraph-rsid="0016cc7a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ans" fo:font-size="12pt" officeooo:rsid="0016cc7a" officeooo:paragraph-rsid="0016cc7a" style:font-size-asian="12pt" style:font-size-complex="12pt"/>
    </style:style>
    <style:style style:name="P10" style:family="paragraph" style:parent-style-name="Standard" style:list-style-name="L2">
      <style:text-properties style:font-name="Liberation Sans" fo:font-size="12pt" officeooo:rsid="0016cc7a" officeooo:paragraph-rsid="0019104f" style:font-size-asian="12pt" style:font-size-complex="12pt"/>
    </style:style>
    <style:style style:name="P11" style:family="paragraph" style:parent-style-name="Standard" style:list-style-name="L3">
      <style:text-properties style:font-name="Liberation Sans" fo:font-size="12pt" officeooo:rsid="0016cc7a" officeooo:paragraph-rsid="0019104f" style:font-size-asian="12pt" style:font-size-complex="12pt"/>
    </style:style>
    <style:style style:name="P12" style:family="paragraph" style:parent-style-name="Standard" style:list-style-name="L4">
      <style:text-properties style:font-name="Liberation Sans" fo:font-size="12pt" officeooo:rsid="0016cc7a" officeooo:paragraph-rsid="0019104f" style:font-size-asian="12pt" style:font-size-complex="12pt"/>
    </style:style>
    <style:style style:name="P13" style:family="paragraph" style:parent-style-name="Standard" style:list-style-name="L5">
      <style:text-properties style:font-name="Liberation Sans" fo:font-size="12pt" officeooo:rsid="0016cc7a" officeooo:paragraph-rsid="0019104f" style:font-size-asian="12pt" style:font-size-complex="12pt"/>
    </style:style>
    <style:style style:name="P14" style:family="paragraph" style:parent-style-name="Standard" style:list-style-name="L6">
      <style:text-properties style:font-name="Liberation Sans" fo:font-size="12pt" officeooo:rsid="0016cc7a" officeooo:paragraph-rsid="0019104f" style:font-size-asian="12pt" style:font-size-complex="12pt"/>
    </style:style>
    <style:style style:name="P15" style:family="paragraph" style:parent-style-name="Standard">
      <style:text-properties style:font-name="Liberation Sans" fo:font-size="12pt" officeooo:rsid="0016cc7a" officeooo:paragraph-rsid="001b202d" style:font-size-asian="12pt" style:font-size-complex="12pt"/>
    </style:style>
    <style:style style:name="P16" style:family="paragraph" style:parent-style-name="Standard" style:list-style-name="L7">
      <style:text-properties style:font-name="Liberation Sans" fo:font-size="12pt" officeooo:rsid="0016cc7a" officeooo:paragraph-rsid="001b202d" style:font-size-asian="12pt" style:font-size-complex="12pt"/>
    </style:style>
    <style:style style:name="P17" style:family="paragraph" style:parent-style-name="Standard" style:list-style-name="L8">
      <style:text-properties style:font-name="Liberation Sans" fo:font-size="12pt" officeooo:rsid="0016cc7a" officeooo:paragraph-rsid="0016cc7a" style:font-size-asian="12pt" style:font-size-complex="12pt"/>
    </style:style>
    <style:style style:name="P18" style:family="paragraph" style:parent-style-name="Standard">
      <style:text-properties style:font-name="Liberation Sans" fo:font-size="12pt" officeooo:rsid="0016cc7a" officeooo:paragraph-rsid="001c922b" style:font-size-asian="12pt" style:font-size-complex="12pt"/>
    </style:style>
    <style:style style:name="P19" style:family="paragraph" style:parent-style-name="Standard" style:list-style-name="L1">
      <style:text-properties style:font-name="Liberation Sans" fo:font-size="12pt" officeooo:paragraph-rsid="00189927" style:font-size-asian="12pt" style:font-size-complex="12pt"/>
    </style:style>
    <style:style style:name="P20" style:family="paragraph" style:parent-style-name="Standard">
      <style:text-properties style:font-name="Liberation Sans" fo:font-size="12pt" fo:font-weight="normal" officeooo:rsid="0016cc7a" officeooo:paragraph-rsid="0016cc7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officeooo:rsid="0016cc7a" officeooo:paragraph-rsid="0016cc7a" style:font-size-asian="12pt" style:font-size-complex="12pt"/>
    </style:style>
    <style:style style:name="T1" style:family="text">
      <style:text-properties officeooo:rsid="0016cc7a"/>
    </style:style>
    <style:style style:name="T2" style:family="text">
      <style:text-properties officeooo:rsid="0018908a"/>
    </style:style>
    <style:style style:name="T3" style:family="text">
      <style:text-properties fo:font-weight="bold" officeooo:rsid="0018908a" style:font-weight-asian="bold" style:font-weight-complex="bold"/>
    </style:style>
    <style:style style:name="T4" style:family="text">
      <style:text-properties fo:font-weight="bold" officeooo:rsid="0016cc7a" style:font-weight-asian="bold" style:font-weight-complex="bold"/>
    </style:style>
    <style:style style:name="T5" style:family="text">
      <style:text-properties fo:font-weight="bold" officeooo:rsid="0019104f" style:font-weight-asian="bold" style:font-weight-complex="bold"/>
    </style:style>
    <style:style style:name="T6" style:family="text">
      <style:text-properties fo:font-style="normal" fo:font-weight="bold" officeooo:rsid="0016cc7a" style:font-style-asian="normal" style:font-weight-asian="bold" style:font-style-complex="normal" style:font-weight-complex="bold"/>
    </style:style>
    <style:style style:name="T7" style:family="text">
      <style:text-properties officeooo:rsid="0018d8e9"/>
    </style:style>
    <style:style style:name="T8" style:family="text">
      <style:text-properties officeooo:rsid="0019104f"/>
    </style:style>
    <style:style style:name="T9" style:family="text">
      <style:text-properties officeooo:rsid="001b202d"/>
    </style:style>
    <style:style style:name="T10" style:family="text">
      <style:text-properties officeooo:rsid="001c922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ouxd</text:p>
      <text:p text:style-name="P4">Serveur web pour téléphone mobile</text:p>
      <text:p text:style-name="P4"/>
      <text:p text:style-name="P1"><text:span text:style-name="T2">Par </text:span><text:span text:style-name="T3">Vial Loïc</text:span></text:p>
      <text:p text:style-name="P5"/>
      <text:p text:style-name="P5"/>
      <text:p text:style-name="P5"/>
      <text:p text:style-name="P6">I – Description</text:p>
      <text:p text:style-name="P5"/>
      <text:p text:style-name="P9">Siouxd est un serveur web pouvant traiter des requêtes HTTP/1.0 standard de la forme "GET &lt;fichier&gt;", où &lt;fichier&gt; représente le chemin absolu depuis la racine du serveur vers un fichier <text:span text:style-name="T9">HTML </text:span>présent sur le serveur. </text:p>
      <text:p text:style-name="P9">Le serveur va répondre aux requêtes en envoyant au client le fichier demandé, dans le respect de la norme HTTP/1.0. </text:p>
      <text:p text:style-name="P9"/>
      <text:p text:style-name="P9">Siouxd s'accompagne d'une gestion en parallèle d'un programme de GPS qui met régulièrement à jour les coordonnées du serveur, et qui les affiche dans un fichier "/position.html". </text:p>
      <text:p text:style-name="P9"/>
      <text:p text:style-name="P9"/>
      <text:p text:style-name="P6">II – Compilation</text:p>
      <text:p text:style-name="P9"/>
      <text:p text:style-name="P15"><text:span text:style-name="T9">Placez-vous dans le dossier « Prog », puis tapez :</text:span></text:p>
      <text:p text:style-name="P15"><text:span text:style-name="T9"/></text:p>
      <text:list xml:id="list654076743" text:style-name="L7">
        <text:list-item>
          <text:p text:style-name="P16">"make all" : <text:span text:style-name="T9">génère</text:span> le serveur "siouxd", ainsi que deux programmes "siouxd_gps" et "siouxd_gps_google" pour la gestion des coordonnées GPS.</text:p>
        </text:list-item>
        <text:list-item>
          <text:p text:style-name="P16">"make clean" : supprime les fichiers .o générés par gcc. </text:p>
        </text:list-item>
      </text:list>
      <text:p text:style-name="P9"/>
      <text:p text:style-name="P9"/>
      <text:p text:style-name="P7"><text:span text:style-name="T2">III – </text:span><text:span text:style-name="T1">Demarrage</text:span></text:p>
      <text:p text:style-name="P9"/>
      <text:p text:style-name="P18"><text:span text:style-name="T10">Placez-vous dans le dossier « Prog », puis tapez :</text:span></text:p>
      <text:p text:style-name="P18"><text:span text:style-name="T10"/></text:p>
      <text:list xml:id="list73533174" text:style-name="L8">
        <text:list-item>
          <text:p text:style-name="P17">"./siouxd" : lance le serveur web Siouxd .</text:p>
        </text:list-item>
      </text:list>
      <text:p text:style-name="P9"/>
      <text:p text:style-name="P9"/>
      <text:p text:style-name="P9"/>
      <text:p text:style-name="P7"><text:span text:style-name="T2">IV –</text:span><text:span text:style-name="T1"> Configuration</text:span></text:p>
      <text:p text:style-name="P9"/>
      <text:p text:style-name="P9">Le serveur Siouxd est paramétrisable depuis son fichier de configuration "siouxd.conf". </text:p>
      <text:p text:style-name="P9">Le fichier de configuration doit respecter le squelette suivant : </text:p>
      <text:p text:style-name="P9"/>
      <text:p text:style-name="P21">ip_address <text:s text:c="2"/>___.___.___.___ </text:p>
      <text:p text:style-name="P21">port <text:s text:c="8"/>____ </text:p>
      <text:p text:style-name="P21">web_root_dir _______________ </text:p>
      <text:p text:style-name="P21">log_file <text:s text:c="4"/>_______________ </text:p>
      <text:p text:style-name="P21">gps_software _______________ </text:p>
      <text:p text:style-name="P21">frequency <text:s text:c="3"/>__ </text:p>
      <text:p text:style-name="P9"/>
      <text:list xml:id="list279074877" text:style-name="L1">
        <text:list-item>
          <text:p text:style-name="P19"><text:soft-page-break/><text:span text:style-name="T4">ip_address</text:span><text:span text:style-name="T1">: l'adresse IP du serveur, généralement 127.0.0.1 en local, ou bien l'adresse LAN pour une utilisation externe. </text:span></text:p>
        </text:list-item>
        <text:list-item>
          <text:p text:style-name="P19"><text:span text:style-name="T4">port </text:span><text:span text:style-name="T1">: le port d'écoute du serveur, par défaut 2222. </text:span></text:p>
        </text:list-item>
        <text:list-item>
          <text:p text:style-name="P19"><text:span text:style-name="T4">web_root_dir</text:span><text:span text:style-name="T1"> : le repertoire racine du serveur, généralement là où se trouvent les fichiers "index.html" et "position.html", par défaut ".". </text:span></text:p>
        </text:list-item>
        <text:list-item>
          <text:p text:style-name="P19"><text:span text:style-name="T4">log_file </text:span><text:span text:style-name="T1">: le chemin vers le fichier de log du serveur, par défaut "./siouxd.log". </text:span></text:p>
        </text:list-item>
        <text:list-item>
          <text:p text:style-name="P19"><text:span text:style-name="T6">gps_software</text:span><text:span text:style-name="T1"> : le chemin vers le programme executable chargé de générer le fichier "position.html" qui contient les coordonnées GPS du serveur. </text:span></text:p>
        </text:list-item>
        <text:list-item>
          <text:p text:style-name="P19"><text:span text:style-name="T4">frequency </text:span><text:span text:style-name="T1">: la fréquence en secondes à laquelle on appelle le programme GPS, par défaut 3. </text:span></text:p>
        </text:list-item>
      </text:list>
      <text:p text:style-name="P9"/>
      <text:p text:style-name="P9">Exemple de fichier de configuration (fichier par défaut) : </text:p>
      <text:p text:style-name="P21">ip_address <text:s text:c="2"/>127.0.0.1 </text:p>
      <text:p text:style-name="P21">port <text:s text:c="8"/>2222 </text:p>
      <text:p text:style-name="P21">web_root_dir . </text:p>
      <text:p text:style-name="P21">log_file <text:s text:c="4"/>./siouxd.log </text:p>
      <text:p text:style-name="P21">gps_software ./siouxd_gps_google </text:p>
      <text:p text:style-name="P21">frequency <text:s text:c="3"/>3 </text:p>
      <text:p text:style-name="P9"/>
      <text:p text:style-name="P2"><text:span text:style-name="T4">Attention</text:span><text:span text:style-name="T1"> : le fichier de configuration "siouxd.conf" doit être accessible dans le répertoire de lancement du programme. </text:span></text:p>
      <text:p text:style-name="P9"/>
      <text:p text:style-name="P20"/>
      <text:p text:style-name="P20"/>
      <text:p text:style-name="P8"><text:span text:style-name="T7">V – </text:span><text:span text:style-name="T1">Test</text:span></text:p>
      <text:p text:style-name="P9"/>
      <text:p text:style-name="P9">- pour tester le serveur, utilisez un client web standard (Firefox, Chrome, etc.) </text:p>
      <text:p text:style-name="P2"><text:span text:style-name="T1">et connectez vous sur "</text:span><text:span text:style-name="T4">http://ip_address:port</text:span><text:span text:style-name="T1">", avec l'adresse IP et le port décrits dans le fichier de configuration. </text:span></text:p>
      <text:p text:style-name="P9"/>
      <text:p text:style-name="P9"/>
      <text:p text:style-name="P9"/>
      <text:p text:style-name="P7"><text:span text:style-name="T7">VI –</text:span><text:span text:style-name="T1"> Notes</text:span></text:p>
      <text:p text:style-name="P9"/>
      <text:p text:style-name="P3"><text:span text:style-name="T8">1) </text:span><text:span text:style-name="T1">A propos du serveur HTTP</text:span></text:p>
      <text:list xml:id="list296393778" text:style-name="L2">
        <text:list-item>
          <text:p text:style-name="P10">il traite la racine "/" comme si c'était le fichier "/index.html", comme un serveur web habituel. </text:p>
        </text:list-item>
        <text:list-item>
          <text:p text:style-name="P10">il renvoie une erreur "404 Not Found" avec comme message "Not Found" dans le cas où il ne trouve pas un fichier demandé. </text:p>
        </text:list-item>
        <text:list-item>
          <text:p text:style-name="P10">il renvoie une erreur "400 Bad Request" avec comme message "Bad Request" dans le cas où la requête client est mal formée. </text:p>
        </text:list-item>
        <text:list-item>
          <text:p text:style-name="P10">il peut traiter plusieurs clients à la fois grace à l'utilisation de threads. </text:p>
        </text:list-item>
      </text:list>
      <text:p text:style-name="P9"/>
      <text:p text:style-name="P3"><text:span text:style-name="T8">2) </text:span><text:span text:style-name="T1">A propos des programmes GPS fournis</text:span></text:p>
      <text:list xml:id="list1248497994" text:style-name="L3">
        <text:list-item>
          <text:p text:style-name="P11">siouxd_gps genere une page HTML simple avec les deux coordonnées GPS (latitude et longitude). </text:p>
        </text:list-item>
        <text:list-item>
          <text:p text:style-name="P11">siouxd_gps_google genere la même page HTML, avec en plus une carte Google montrant graphiquement le point sur la carte du monde. </text:p>
        </text:list-item>
        <text:list-item>
          <text:p text:style-name="P11">les deux programmes generent aleatoirement des coordonnées GPS, de n'importe où sur le globe, ce ne sont donc pas les vraies coordonnées GPS du serveur qui sont affichées. </text:p>
        </text:list-item>
      </text:list>
      <text:p text:style-name="P2"><text:soft-page-break/><text:span text:style-name="T1"><text:s/></text:span><text:span text:style-name="T5">3) </text:span><text:span text:style-name="T4">A propos du cod</text:span><text:span text:style-name="T5">e</text:span></text:p>
      <text:list xml:id="list1642247906" text:style-name="L4">
        <text:list-item>
          <text:p text:style-name="P12">on utilise la librairie POSIX threads (pthreads) pour la gestion des threads, il faut donc compiler avec l'option -lpthread pour utiliser la librairie. </text:p>
        </text:list-item>
        <text:list-item>
          <text:p text:style-name="P12">les commentaires explicatifs à propos des signatures des fonctions du fichier "function.c" sont dans l'entête "function.h". </text:p>
        </text:list-item>
      </text:list>
      <text:p text:style-name="P9"/>
      <text:p text:style-name="P3"><text:span text:style-name="T8">4) </text:span><text:span text:style-name="T1">A propos de l'utilisation du programme</text:span></text:p>
      <text:list xml:id="list869205692" text:style-name="L5">
        <text:list-item>
          <text:p text:style-name="P13">le programme envoie un message en console à chaque fois qu'on écrit dans le fichier de log, et à chaque fois que le programme GPS est lancé. </text:p>
        </text:list-item>
        <text:list-item>
          <text:p text:style-name="P13">si vous ne voulez pas être ennuyé par ces messages, lancez "./siouxd &gt; /dev/null" au lieu de "./siouxd" .</text:p>
        </text:list-item>
        <text:list-item>
          <text:p text:style-name="P13">chaque demarrage du serveur, connexion d'un client, requete d'un client et fermeture du serveur est enregistré avec la date et l'heure dans le fichier de log. </text:p>
        </text:list-item>
      </text:list>
      <text:p text:style-name="P9"/>
      <text:p text:style-name="P3"><text:span text:style-name="T8">5) </text:span><text:span text:style-name="T1">Point faible du serveur</text:span></text:p>
      <text:list xml:id="list348477115" text:style-name="L6">
        <text:list-item>
          <text:p text:style-name="P14">lors de l'arret du programme avec les signaux 2 (SIGINT) ou 15 (SIGTERM), le serveur attend une dernière requête client avant de se fermer. </text:p>
        </text:list-item>
        <text:list-item>
          <text:p text:style-name="P14">si on veut arreter immédiatement le programme, on peut toujours envoyer un signal 9 (SIGKILL). 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5T15:10:24</meta:creation-date>
    <dc:date>2012-01-06T18:19:26</dc:date>
    <meta:editing-duration>PT00H16M21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3" meta:paragraph-count="60" meta:word-count="706" meta:character-count="4337"/>
  </office:meta>
</office:document-meta>
</file>